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8.638cm"/>
    </style:style>
    <style:style style:name="co3" style:family="table-column">
      <style:table-column-properties fo:break-before="auto" style:column-width="1.9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order="0.74pt solid #000000"/>
      <style:text-properties fo:color="#c9211e"/>
    </style:style>
    <style:style style:name="ce13" style:family="table-cell" style:parent-style-name="Default">
      <style:table-cell-properties fo:background-color="#dddddd" fo:border="0.74pt solid #000000"/>
      <style:text-properties fo:color="#c9211e"/>
    </style:style>
    <style:style style:name="ce14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000000"/>
      <style:text-properties fo:color="#c9211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Tahom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justify"/>
      <style:text-properties style:text-outline="false" style:text-line-through-style="none" style:text-line-through-type="none" fo:font-style="normal" fo:text-shadow="none" style:text-underline-style="none" style:text-underline-mode="continuous" style:text-overline-mode="continuous" style:text-line-through-mode="continuous" style:font-style-asian="normal" style:font-name-complex="Tahoma" style:language-complex="none" style:country-complex="none" style:font-style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1"/>
        <table:table-column table:style-name="co3" table:default-cell-style-name="ce25"/>
        <table:table-column table:style-name="co3" table:number-columns-repeated="2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3" table:default-cell-style-name="ce25"/>
        <table:table-column table:style-name="co3" table:default-cell-style-name="ce24"/>
        <table:table-column table:style-name="co4" table:default-cell-style-name="ce11"/>
        <table:table-row table:style-name="ro1">
          <table:table-cell table:style-name="ce1" table:number-columns-repeated="2"/>
          <table:table-cell table:style-name="ce10" office:value-type="string" calcext:value-type="string">
            <text:p>L’art</text:p>
          </table:table-cell>
          <table:table-cell table:style-name="ce10" office:value-type="string" calcext:value-type="string">
            <text:p>Le bonheur</text:p>
          </table:table-cell>
          <table:table-cell table:style-name="ce10" office:value-type="string" calcext:value-type="string">
            <text:p>La conscience</text:p>
          </table:table-cell>
          <table:table-cell table:style-name="ce10" office:value-type="string" calcext:value-type="string">
            <text:p>Le devoir</text:p>
          </table:table-cell>
          <table:table-cell table:style-name="ce10" office:value-type="string" calcext:value-type="string">
            <text:p>L’État</text:p>
          </table:table-cell>
          <table:table-cell table:style-name="ce10" office:value-type="string" calcext:value-type="string">
            <text:p>L’inconscient</text:p>
          </table:table-cell>
          <table:table-cell table:style-name="ce10" office:value-type="string" calcext:value-type="string">
            <text:p>La justice</text:p>
          </table:table-cell>
          <table:table-cell table:style-name="ce10" office:value-type="string" calcext:value-type="string">
            <text:p>Le langage</text:p>
          </table:table-cell>
          <table:table-cell table:style-name="ce10" office:value-type="string" calcext:value-type="string">
            <text:p>La liberté</text:p>
          </table:table-cell>
          <table:table-cell table:style-name="ce10" office:value-type="string" calcext:value-type="string">
            <text:p>La nature</text:p>
          </table:table-cell>
          <table:table-cell table:style-name="ce10" office:value-type="string" calcext:value-type="string">
            <text:p>La raison</text:p>
          </table:table-cell>
          <table:table-cell table:style-name="ce10" office:value-type="string" calcext:value-type="string">
            <text:p>La religion</text:p>
          </table:table-cell>
          <table:table-cell table:style-name="ce10" office:value-type="string" calcext:value-type="string">
            <text:p>La science</text:p>
          </table:table-cell>
          <table:table-cell table:style-name="ce10" office:value-type="string" calcext:value-type="string">
            <text:p>La technique</text:p>
          </table:table-cell>
          <table:table-cell table:style-name="ce10" office:value-type="string" calcext:value-type="string">
            <text:p>Le temps</text:p>
          </table:table-cell>
          <table:table-cell table:style-name="ce10" office:value-type="string" calcext:value-type="string">
            <text:p>Le travail</text:p>
          </table:table-cell>
          <table:table-cell table:style-name="ce10" office:value-type="string" calcext:value-type="string">
            <text:p>La vérité</text:p>
          </table:table-cell>
          <table:table-cell table:style-name="ce10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’art</text:p>
          </table:table-cell>
          <table:table-cell office:value-type="string" calcext:value-type="string">
            <text:p>Platon : l’art comme imitation</text:p>
          </table:table-cell>
          <table:table-cell table:style-name="ce21" office:value-type="string" calcext:value-type="string">
            <text:p>X</text:p>
          </table:table-cell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23" table:number-columns-repeated="4"/>
          <table:table-cell table:style-name="ce23" office:value-type="string" calcext:value-type="string">
            <text:p>X</text:p>
          </table:table-cell>
          <table:table-cell table:style-name="ce23" table:number-columns-repeated="3"/>
          <table:table-cell table:style-name="ce23" office:value-type="string" calcext:value-type="string">
            <text:p>X</text:p>
          </table:table-cell>
          <table:table-cell table:style-name="ce23" table:number-columns-repeated="2"/>
          <table:table-cell table:style-name="ce23" office:value-type="string" calcext:value-type="string">
            <text:p>X</text:p>
          </table:table-cell>
          <table:table-cell table:formula="of:=IF(COUNTA([.C2:.S2]) = 0; &quot; &quot;;COUNTA([.C2:.S2]))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Nietzsche : le génie comme travail incorporé</text:p>
          </table:table-cell>
          <table:table-cell table:style-name="ce21" office:value-type="string" calcext:value-type="string">
            <text:p>X</text:p>
          </table:table-cell>
          <table:table-cell table:style-name="ce23" table:number-columns-repeated="4"/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formula="of:=IF(COUNTA([.C3:.S3]) = 0; &quot; &quot;;COUNTA([.C3:.S3]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reud : la sublimation</text:p>
          </table:table-cell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13"/>
          <table:table-cell table:style-name="ce23" office:value-type="string" calcext:value-type="string">
            <text:p>X</text:p>
          </table:table-cell>
          <table:table-cell table:style-name="ce23"/>
          <table:table-cell table:formula="of:=IF(COUNTA([.C4:.S4]) = 0; &quot; &quot;;COUNTA([.C4:.S4])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Le bonheur</text:p>
          </table:table-cell>
          <table:table-cell table:style-name="ce1" office:value-type="string" calcext:value-type="string">
            <text:p>Pascal : Le divertissement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2" table:number-columns-repeated="9"/>
          <table:table-cell table:style-name="ce22" office:value-type="string" calcext:value-type="string">
            <text:p>X</text:p>
          </table:table-cell>
          <table:table-cell table:style-name="ce22" table:number-columns-repeated="2"/>
          <table:table-cell table:number-columns-repeated="2" table:style-name="ce22" office:value-type="string" calcext:value-type="string">
            <text:p>X</text:p>
          </table:table-cell>
          <table:table-cell table:style-name="ce22"/>
          <table:table-cell table:style-name="ce27" table:formula="of:=IF(COUNTA([.C5:.S5]) = 0; &quot; &quot;;COUNTA([.C5:.S5]))" office:value-type="float" office:value="4" calcext:value-type="float">
            <text:p>4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Epicure, c’est le sage qui peut être heureu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2" table:number-columns-repeated="7"/>
          <table:table-cell table:number-columns-repeated="2" table:style-name="ce22" office:value-type="string" calcext:value-type="string">
            <text:p>X</text:p>
          </table:table-cell>
          <table:table-cell table:style-name="ce22" table:number-columns-repeated="6"/>
          <table:table-cell table:style-name="ce27" table:formula="of:=IF(COUNTA([.C6:.S6]) = 0; &quot; &quot;;COUNTA([.C6:.S6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2" office:value-type="string" calcext:value-type="string">
            <text:p>Platon : le tonneau des danaïdes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2" table:number-columns-repeated="8"/>
          <table:table-cell table:style-name="ce22" office:value-type="string" calcext:value-type="string">
            <text:p>X</text:p>
          </table:table-cell>
          <table:table-cell table:style-name="ce22" table:number-columns-repeated="6"/>
          <table:table-cell table:style-name="ce27" table:formula="of:=IF(COUNTA([.C7:.S7]) = 0; &quot; &quot;;COUNTA([.C7:.S7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conscience</text:p>
          </table:table-cell>
          <table:table-cell office:value-type="string" calcext:value-type="string">
            <text:p>Descartes, l’existence de la conscience comme vérité première</text:p>
          </table:table-cell>
          <table:table-cell table:style-name="ce23" table:number-columns-repeated="2"/>
          <table:table-cell table:style-name="ce21" office:value-type="string" calcext:value-type="string">
            <text:p>X</text:p>
          </table:table-cell>
          <table:table-cell table:style-name="ce23" table:number-columns-repeated="13"/>
          <table:table-cell table:style-name="ce23" office:value-type="string" calcext:value-type="string">
            <text:p>X</text:p>
          </table:table-cell>
          <table:table-cell table:formula="of:=IF(COUNTA([.C8:.S8]) = 0; &quot; &quot;;COUNTA([.C8:.S8]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ant : la conscience comme fondement de l’humanité et de la moralité. Anthropologie § I. De la conscience de soi-même.</text:p>
          </table:table-cell>
          <table:table-cell table:style-name="ce23" table:number-columns-repeated="2"/>
          <table:table-cell table:style-name="ce21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table:number-columns-repeated="7"/>
          <table:table-cell table:formula="of:=IF(COUNTA([.C9:.S9]) = 0; &quot; &quot;;COUNTA([.C9:.S9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3" office:value-type="string" calcext:value-type="string">
            <text:p>Sartre : L’existentialisme</text:p>
          </table:table-cell>
          <table:table-cell table:style-name="ce23" table:number-columns-repeated="2"/>
          <table:table-cell table:style-name="ce21" office:value-type="string" calcext:value-type="string">
            <text:p>X</text:p>
          </table:table-cell>
          <table:table-cell table:style-name="ce23" table:number-columns-repeated="5"/>
          <table:table-cell table:style-name="ce23" office:value-type="string" calcext:value-type="string">
            <text:p>X</text:p>
          </table:table-cell>
          <table:table-cell table:style-name="ce23" table:number-columns-repeated="8"/>
          <table:table-cell table:formula="of:=IF(COUNTA([.C10:.S10]) = 0; &quot; &quot;;COUNTA([.C10:.S10]))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Le devoir</text:p>
          </table:table-cell>
          <table:table-cell table:style-name="ce1" office:value-type="string" calcext:value-type="string">
            <text:p>Kant : impératif hypothétique et impératif catégorique</text:p>
          </table:table-cell>
          <table:table-cell table:style-name="ce24"/>
          <table:table-cell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11:.S11]) = 0; &quot; &quot;;COUNTA([.C11:.S11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Arendt : la banalité du mal</text:p>
          </table:table-cell>
          <table:table-cell table:style-name="ce22" table:number-columns-repeated="2"/>
          <table:table-cell table:style-name="ce22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 table:number-columns-repeated="10"/>
          <table:table-cell table:style-name="ce27" table:formula="of:=IF(COUNTA([.C12:.S12]) = 0; &quot; &quot;;COUNTA([.C12:.S12]))" office:value-type="float" office:value="4" calcext:value-type="float">
            <text:p>4</text:p>
          </table:table-cell>
        </table:table-row>
        <table:table-row table:style-name="ro1">
          <table:table-cell table:style-name="ce10"/>
          <table:table-cell table:style-name="ce12" office:value-type="string" calcext:value-type="string">
            <text:p>Mill : l’utilitarism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2"/>
          <table:table-cell table:style-name="ce21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style-name="ce22" table:number-columns-repeated="5"/>
          <table:table-cell table:style-name="ce22" office:value-type="string" calcext:value-type="string">
            <text:p>X</text:p>
          </table:table-cell>
          <table:table-cell table:style-name="ce22" table:number-columns-repeated="6"/>
          <table:table-cell table:style-name="ce27" table:formula="of:=IF(COUNTA([.C13:.S13]) = 0; &quot; &quot;;COUNTA([.C13:.S1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’État</text:p>
          </table:table-cell>
          <table:table-cell office:value-type="string" calcext:value-type="string">
            <text:p>Hobbes, le fondement de l’État </text:p>
          </table:table-cell>
          <table:table-cell/>
          <table:table-cell table:style-name="ce23" table:number-columns-repeated="3"/>
          <table:table-cell table:style-name="ce21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X</text:p>
          </table:table-cell>
          <table:table-cell table:style-name="ce23" table:number-columns-repeated="6"/>
          <table:table-cell table:formula="of:=IF(COUNTA([.C14:.S14]) = 0; &quot; &quot;;COUNTA([.C14:.S14])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3" office:value-type="string" calcext:value-type="string">
            <text:p>Marx ? L’État comme superstructure protégeant les intérêts de la bourgeoisie ?</text:p>
          </table:table-cell>
          <table:table-cell/>
          <table:table-cell table:style-name="ce25" table:number-columns-repeated="2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 table:formula="of:=IF(COUNTA([.C15:.S15]) = 0; &quot; &quot;;COUNTA([.C15:.S15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3" office:value-type="string" calcext:value-type="string">
            <text:p>Toqueville : L’État n’est jamais aussi dangereux que lorsqu’il prétend nous rendre heureux</text:p>
          </table:table-cell>
          <table:table-cell/>
          <table:table-cell table:style-name="ce25" office:value-type="string" calcext:value-type="string">
            <text:p>X</text:p>
          </table:table-cell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16:.S16]) = 0; &quot; &quot;;COUNTA([.C16:.S16])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L’inconscient</text:p>
          </table:table-cell>
          <table:table-cell table:style-name="ce12" office:value-type="string" calcext:value-type="string">
            <text:p>Nietzsche : superficialité de la conscience</text:p>
          </table:table-cell>
          <table:table-cell table:style-name="ce24"/>
          <table:table-cell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17:.S17]) = 0; &quot; &quot;;COUNTA([.C17:.S17]))" office:value-type="float" office:value="2" calcext:value-type="float">
            <text:p>2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Freud : la première topique</text:p>
          </table:table-cell>
          <table:table-cell table:style-name="ce24"/>
          <table:table-cell table:number-columns-repeated="2" office:value-type="string" calcext:value-type="string">
            <text:p>X</text:p>
          </table:table-cell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18:.S18]) = 0; &quot; &quot;;COUNTA([.C18:.S18]))" office:value-type="float" office:value="4" calcext:value-type="float">
            <text:p>4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Bourdieu : l’habitus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 table:style-name="ce32"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19:.S19]) = 0; &quot; &quot;;COUNTA([.C19:.S19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justice</text:p>
          </table:table-cell>
          <table:table-cell office:value-type="string" calcext:value-type="string">
            <text:p>Antigone : justice divine et justice positive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0:.S20]) = 0; &quot; &quot;;COUNTA([.C20:.S20]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obbes : la justice comme fidélité à ses contrats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1:.S21]) = 0; &quot; &quot;;COUNTA([.C21:.S21])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3" office:value-type="string" calcext:value-type="string">
            <text:p>Thoreau : la désobéissance civile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2:.S22]) = 0; &quot; &quot;;COUNTA([.C22:.S22])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Le langage</text:p>
          </table:table-cell>
          <table:table-cell table:style-name="ce1" office:value-type="string" calcext:value-type="string">
            <text:p>Descartes : langage animal, langage humain</text:p>
          </table:table-cell>
          <table:table-cell table:style-name="ce24"/>
          <table:table-cell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23:.S23]) = 0; &quot; &quot;;COUNTA([.C23:.S23]))" office:value-type="float" office:value="5" calcext:value-type="float">
            <text:p>5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Hegel : langage et pensée</text:p>
          </table:table-cell>
          <table:table-cell table:style-name="ce24"/>
          <table:table-cell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24:.S24]) = 0; &quot; &quot;;COUNTA([.C24:.S24]))" office:value-type="float" office:value="2" calcext:value-type="float">
            <text:p>2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Bergson : l’artiste va au-delà des apparences du langage</text:p>
          </table:table-cell>
          <table:table-cell table:style-name="ce24" office:value-type="string" calcext:value-type="string">
            <text:p>X</text:p>
          </table:table-cell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7" table:formula="of:=IF(COUNTA([.C25:.S25]) = 0; &quot; &quot;;COUNTA([.C25:.S2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 liberté</text:p>
          </table:table-cell>
          <table:table-cell office:value-type="string" calcext:value-type="string">
            <text:p>Callicles : la vie heureuse est la vie déréglée</text:p>
          </table:table-cell>
          <table:table-cell/>
          <table:table-cell table:style-name="ce25"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6:.S26]) = 0; &quot; &quot;;COUNTA([.C26:.S26]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Descartes : le libre arbitre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7:.S27]) = 0; &quot; &quot;;COUNTA([.C27:.S27])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4" office:value-type="string" calcext:value-type="string">
            <text:p>Spinoza : lettre à Schuller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 office:value-type="string" calcext:value-type="string">
            <text:p>X</text:p>
          </table:table-cell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28:.S28]) = 0; &quot; &quot;;COUNTA([.C28:.S28])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La nature</text:p>
          </table:table-cell>
          <table:table-cell table:style-name="ce19" office:value-type="string" calcext:value-type="string">
            <text:p>Texte sur la conception de la nature comme cosmos ?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29:.S29]) = 0; &quot; &quot;;COUNTA([.C29:.S29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20" office:value-type="string" calcext:value-type="string">
            <text:p>Descartes : maître et possesseur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7" table:formula="of:=IF(COUNTA([.C30:.S30]) = 0; &quot; &quot;;COUNTA([.C30:.S30]))" office:value-type="float" office:value="5" calcext:value-type="float">
            <text:p>5</text:p>
          </table:table-cell>
        </table:table-row>
        <table:table-row table:style-name="ro1">
          <table:table-cell table:style-name="ce10"/>
          <table:table-cell table:style-name="ce12" office:value-type="string" calcext:value-type="string">
            <text:p>Jonas : la vulnérabilité de la nature</text:p>
          </table:table-cell>
          <table:table-cell table:style-name="ce24"/>
          <table:table-cell table:number-columns-repeated="2"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7" table:formula="of:=IF(COUNTA([.C31:.S31]) = 0; &quot; &quot;;COUNTA([.C31:.S31]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raison</text:p>
          </table:table-cell>
          <table:table-cell office:value-type="string" calcext:value-type="string">
            <text:p>Platon : opinion et savoir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formula="of:=IF(COUNTA([.C32:.S32]) = 0; &quot; &quot;;COUNTA([.C32:.S32]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Kant : <text:s/>Q les lumières ?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 table:formula="of:=IF(COUNTA([.C33:.S33]) = 0; &quot; &quot;;COUNTA([.C33:.S33])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ascal : préface au traité du vide ?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formula="of:=IF(COUNTA([.C34:.S34]) = 0; &quot; &quot;;COUNTA([.C34:.S34]))" office:value-type="float" office:value="2" calcext:value-type="float">
            <text:p>2</text:p>
          </table:table-cell>
        </table:table-row>
        <table:table-row table:style-name="ro1">
          <table:table-cell table:style-name="ce10" office:value-type="string" calcext:value-type="string">
            <text:p>La religion</text:p>
          </table:table-cell>
          <table:table-cell table:style-name="ce1" office:value-type="string" calcext:value-type="string">
            <text:p>Averroes : compatibilité foi et raison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7" table:formula="of:=IF(COUNTA([.C35:.S35]) = 0; &quot; &quot;;COUNTA([.C35:.S35]))" office:value-type="float" office:value="4" calcext:value-type="float">
            <text:p>4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Pascal : le pari</text:p>
          </table:table-cell>
          <table:table-cell table:style-name="ce24"/>
          <table:table-cell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36:.S36]) = 0; &quot; &quot;;COUNTA([.C36:.S36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2" office:value-type="string" calcext:value-type="string">
            <text:p>Freud : la religion comme névrose collective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7" table:formula="of:=IF(COUNTA([.C37:.S37]) = 0; &quot; &quot;;COUNTA([.C37:.S37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 science</text:p>
          </table:table-cell>
          <table:table-cell table:style-name="ce13" office:value-type="string" calcext:value-type="string">
            <text:p>Claude Bernard : la méthode expérimentale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 table:formula="of:=IF(COUNTA([.C38:.S38]) = 0; &quot; &quot;;COUNTA([.C38:.S38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Kuhn : les révolutions scientifiques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 table:formula="of:=IF(COUNTA([.C39:.S39]) = 0; &quot; &quot;;COUNTA([.C39:.S39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ume : le problème de l’induction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 table:formula="of:=IF(COUNTA([.C40:.S40]) = 0; &quot; &quot;;COUNTA([.C40:.S40]))" office:value-type="float" office:value="3" calcext:value-type="float">
            <text:p>3</text:p>
          </table:table-cell>
        </table:table-row>
        <table:table-row table:style-name="ro1">
          <table:table-cell table:style-name="ce10" office:value-type="string" calcext:value-type="string">
            <text:p>La technique</text:p>
          </table:table-cell>
          <table:table-cell table:style-name="ce1" office:value-type="string" calcext:value-type="string">
            <text:p>Platon : le mythe de Protagoras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7" table:formula="of:=IF(COUNTA([.C41:.S41]) = 0; &quot; &quot;;COUNTA([.C41:.S41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Freud : la désillusion de la technique <text:a xlink:href="http://www.lyc-vinci-st-witz.ac-versailles.fr/spip.php?article88&amp;artpage=16-17" xlink:type="simple">http://www.lyc-vinci-st-witz.ac-versailles.fr/spip.php?article88&amp;artpage=16-17</text:a></text:p>
          </table:table-cell>
          <table:table-cell table:style-name="ce24"/>
          <table:table-cell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4"/>
          <table:table-cell/>
          <table:table-cell table:style-name="ce27" table:formula="of:=IF(COUNTA([.C42:.S42]) = 0; &quot; &quot;;COUNTA([.C42:.S42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2" office:value-type="string" calcext:value-type="string">
            <text:p>Heidegger : l’essence de la technique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4" office:value-type="string" calcext:value-type="string">
            <text:p>X</text:p>
          </table:table-cell>
          <table:table-cell/>
          <table:table-cell table:style-name="ce27" table:formula="of:=IF(COUNTA([.C43:.S43]) = 0; &quot; &quot;;COUNTA([.C43:.S43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 temps</text:p>
          </table:table-cell>
          <table:table-cell office:value-type="string" calcext:value-type="string">
            <text:p>Ricoeur : sur le problème de l’objectivité en histoire <text:a xlink:href="http://chevet.unblog.fr/2008/09/30/texte-de-paul-ricoeur-extrait-de-histoire-et-verite-sur-le-probleme-de-lobjectivite-en-histoire/" xlink:type="simple">http://chevet.unblog.fr/2008/09/30/texte-de-paul-ricoeur-extrait-de-histoire-et-verite-sur-le-probleme-de-lobjectivite-en-histoire/</text:a></text:p>
          </table:table-cell>
          <table:table-cell/>
          <table:table-cell table:style-name="ce25"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 table:formula="of:=IF(COUNTA([.C44:.S44]) = 0; &quot; &quot;;COUNTA([.C44:.S44])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scal, L’impossibilité d’être dans le présent</text:p>
          </table:table-cell>
          <table:table-cell/>
          <table:table-cell table:style-name="ce25"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 table:formula="of:=IF(COUNTA([.C45:.S45]) = 0; &quot; &quot;;COUNTA([.C45:.S45])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3" office:value-type="string" calcext:value-type="string">
            <text:p>Hans Jonas : l’éthique de l’avenir</text:p>
          </table:table-cell>
          <table:table-cell/>
          <table:table-cell table:style-name="ce25" table:number-columns-repeated="2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5"/>
          <table:table-cell table:formula="of:=IF(COUNTA([.C46:.S46]) = 0; &quot; &quot;;COUNTA([.C46:.S46]))" office:value-type="float" office:value="7" calcext:value-type="float">
            <text:p>7</text:p>
          </table:table-cell>
        </table:table-row>
        <table:table-row table:style-name="ro1">
          <table:table-cell table:style-name="ce10" office:value-type="string" calcext:value-type="string">
            <text:p>Le travail</text:p>
          </table:table-cell>
          <table:table-cell table:style-name="ce12" office:value-type="string" calcext:value-type="string">
            <text:p>Arendt : les esclaves en Grèce</text:p>
          </table:table-cell>
          <table:table-cell table:style-name="ce24"/>
          <table:table-cell table:number-columns-repeated="2"/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4"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47:.S47]) = 0; &quot; &quot;;COUNTA([.C47:.S47]))" office:value-type="float" office:value="5" calcext:value-type="float">
            <text:p>5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Hegel : dialectique du maître et de l’esclave</text:p>
          </table:table-cell>
          <table:table-cell table:style-name="ce24"/>
          <table:table-cell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/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48:.S48]) = 0; &quot; &quot;;COUNTA([.C48:.S48]))" office:value-type="float" office:value="3" calcext:value-type="float">
            <text:p>3</text:p>
          </table:table-cell>
        </table:table-row>
        <table:table-row table:style-name="ro1">
          <table:table-cell table:style-name="ce10"/>
          <table:table-cell table:style-name="ce1" office:value-type="string" calcext:value-type="string">
            <text:p>Marx : le travail aliéné</text:p>
          </table:table-cell>
          <table:table-cell table:style-name="ce24"/>
          <table:table-cell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4"/>
          <table:table-cell/>
          <table:table-cell table:style-name="ce24"/>
          <table:table-cell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 office:value-type="string" calcext:value-type="string">
            <text:p>X</text:p>
          </table:table-cell>
          <table:table-cell/>
          <table:table-cell table:style-name="ce27" table:formula="of:=IF(COUNTA([.C49:.S49]) = 0; &quot; &quot;;COUNTA([.C49:.S49]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 vérité</text:p>
          </table:table-cell>
          <table:table-cell office:value-type="string" calcext:value-type="string">
            <text:p>Platon : la caverne (à relier à Q les lumières?)</text:p>
          </table:table-cell>
          <table:table-cell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 table:formula="of:=IF(COUNTA([.C50:.S50]) = 0; &quot; &quot;;COUNTA([.C50:.S50]))" office:value-type="float" office:value="6" calcext:value-type="float">
            <text:p>6</text:p>
          </table:table-cell>
        </table:table-row>
        <table:table-row table:style-name="ro1">
          <table:table-cell table:style-name="ce11"/>
          <table:table-cell table:style-name="ce13" office:value-type="string" calcext:value-type="string">
            <text:p>Kant : phénomènes et noumènes</text:p>
          </table:table-cell>
          <table:table-cell/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/>
          <table:table-cell table:style-name="ce25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 table:formula="of:=IF(COUNTA([.C51:.S51]) = 0; &quot; &quot;;COUNTA([.C51:.S51]))" office:value-type="float" office:value="4" calcext:value-type="float">
            <text:p>4</text:p>
          </table:table-cell>
        </table:table-row>
        <table:table-row table:style-name="ro1">
          <table:table-cell table:style-name="ce11"/>
          <table:table-cell table:style-name="ce13" office:value-type="string" calcext:value-type="string">
            <text:p>Heidegger : l’oeuvre d’art comme don du monde <text:a xlink:href="https://pedagogie.ac-reunion.fr/fileadmin/ANNEXES-ACADEMIQUES/03-PEDAGOGIE/02-COLLEGE/philosophie/Textes_des_collegues_sur_notions/Sabatier_art_verite.pdf" xlink:type="simple">https://pedagogie.ac-reunion.fr/fileadmin/ANNEXES-ACADEMIQUES/03-PEDAGOGIE/02-COLLEGE/philosophie/Textes_des_collegues_sur_notions/Sabatier_art_verite.pdf</text:a></text:p>
          </table:table-cell>
          <table:table-cell office:value-type="string" calcext:value-type="string">
            <text:p>X</text:p>
          </table:table-cell>
          <table:table-cell table:style-name="ce25" table:number-columns-repeated="2"/>
          <table:table-cell/>
          <table:table-cell table:style-name="ce25"/>
          <table:table-cell/>
          <table:table-cell table:style-name="ce25"/>
          <table:table-cell office:value-type="string" calcext:value-type="string">
            <text:p>X</text:p>
          </table:table-cell>
          <table:table-cell table:style-name="ce25"/>
          <table:table-cell office:value-type="string" calcext:value-type="string">
            <text:p>X</text:p>
          </table:table-cell>
          <table:table-cell table:style-name="ce25"/>
          <table:table-cell/>
          <table:table-cell table:style-name="ce25"/>
          <table:table-cell/>
          <table:table-cell table:style-name="ce25"/>
          <table:table-cell/>
          <table:table-cell table:style-name="ce26" office:value-type="string" calcext:value-type="string">
            <text:p>X</text:p>
          </table:table-cell>
          <table:table-cell table:formula="of:=IF(COUNTA([.C52:.S52]) = 0; &quot; &quot;;COUNTA([.C52:.S52]))" office:value-type="float" office:value="4" calcext:value-type="float">
            <text:p>4</text:p>
          </table:table-cell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"/>
          <table:table-cell table:style-name="ce24" table:formula="of:=COUNTA([.C2:.C52])" office:value-type="float" office:value="6" calcext:value-type="float">
            <text:p>6</text:p>
          </table:table-cell>
          <table:table-cell table:formula="of:=COUNTA([.D2:.D52])" office:value-type="float" office:value="12" calcext:value-type="float">
            <text:p>12</text:p>
          </table:table-cell>
          <table:table-cell table:formula="of:=COUNTA([.E2:.E52])" office:value-type="float" office:value="16" calcext:value-type="float">
            <text:p>16</text:p>
          </table:table-cell>
          <table:table-cell table:style-name="ce24" table:formula="of:=COUNTA([.F2:.F52])" office:value-type="float" office:value="8" calcext:value-type="float">
            <text:p>8</text:p>
          </table:table-cell>
          <table:table-cell table:formula="of:=COUNTA([.G2:.G52])" office:value-type="float" office:value="12" calcext:value-type="float">
            <text:p>12</text:p>
          </table:table-cell>
          <table:table-cell table:style-name="ce24" table:formula="of:=COUNTA([.H2:.H52])" office:value-type="float" office:value="6" calcext:value-type="float">
            <text:p>6</text:p>
          </table:table-cell>
          <table:table-cell table:formula="of:=COUNTA([.I2:.I52])" office:value-type="float" office:value="7" calcext:value-type="float">
            <text:p>7</text:p>
          </table:table-cell>
          <table:table-cell table:style-name="ce24" table:formula="of:=COUNTA([.J2:.J52])" office:value-type="float" office:value="5" calcext:value-type="float">
            <text:p>5</text:p>
          </table:table-cell>
          <table:table-cell table:formula="of:=COUNTA([.K2:.K52])" office:value-type="float" office:value="13" calcext:value-type="float">
            <text:p>13</text:p>
          </table:table-cell>
          <table:table-cell table:style-name="ce24" table:formula="of:=COUNTA([.L2:.L52])" office:value-type="float" office:value="15" calcext:value-type="float">
            <text:p>15</text:p>
          </table:table-cell>
          <table:table-cell table:formula="of:=COUNTA([.M2:.M52])" office:value-type="float" office:value="21" calcext:value-type="float">
            <text:p>21</text:p>
          </table:table-cell>
          <table:table-cell table:style-name="ce24" table:formula="of:=COUNTA([.N2:.N52])" office:value-type="float" office:value="6" calcext:value-type="float">
            <text:p>6</text:p>
          </table:table-cell>
          <table:table-cell table:formula="of:=COUNTA([.O2:.O52])" office:value-type="float" office:value="16" calcext:value-type="float">
            <text:p>16</text:p>
          </table:table-cell>
          <table:table-cell table:style-name="ce24" table:formula="of:=COUNTA([.P2:.P52])" office:value-type="float" office:value="9" calcext:value-type="float">
            <text:p>9</text:p>
          </table:table-cell>
          <table:table-cell table:formula="of:=COUNTA([.Q2:.Q52])" office:value-type="float" office:value="7" calcext:value-type="float">
            <text:p>7</text:p>
          </table:table-cell>
          <table:table-cell table:style-name="ce24" table:formula="of:=COUNTA([.R2:.R52])" office:value-type="float" office:value="9" calcext:value-type="float">
            <text:p>9</text:p>
          </table:table-cell>
          <table:table-cell table:formula="of:=COUNTA([.S2:.S52])" office:value-type="float" office:value="9" calcext:value-type="float">
            <text:p>9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42:26.9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5T13:56:18.744000000</meta:creation-date>
    <dc:date>2022-08-04T22:53:52.170000000</dc:date>
    <meta:editing-duration>P9DT8H38M39S</meta:editing-duration>
    <meta:editing-cycles>54</meta:editing-cycles>
    <meta:generator>LibreOffice/7.3.1.3$Windows_X86_64 LibreOffice_project/a69ca51ded25f3eefd52d7bf9a5fad8c90b87951</meta:generator>
    <meta:document-statistic meta:table-count="1" meta:cell-count="332" meta:object-count="0"/>
  </office:meta>
</office:document-meta>
</file>